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433258188873692389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377811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381800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386544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5892895050956109972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7782395137544984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4262818854447383558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183286185161486969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282929326811325009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583600996923910957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3500551924780761869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1276399271005734338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5"/>
      <text:p text:style-name="P26"><text:span text:style-name="T3">Sun May 19, 2019 </text:span>5 miles<text:span text:style-name="T3"> <text:s/></text:span></text:p>
      <text:p text:style-name="P25">I did the same workout as yesterday.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5">Sum of ascents: 267 feet, <text:s text:c="4"/>This is one of my fastest times on this course.</text:p>
      <text:p text:style-name="P25">Splits:</text:p>
      <text:p text:style-name="P25">July 4, 2018: <text:s text:c="3"/>9:18, 9:12, 8:41, 8:34</text:p>
      <text:p text:style-name="P25"><text:s text:c="7"/>Today: <text:s text:c="6"/>9:42, 9:12, 8:44, 8: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9T15:17:15.61</dc:date>
    <dc:creator>James  Lombardi</dc:creator>
    <meta:editing-duration>P8DT19H15M20S</meta:editing-duration>
    <meta:editing-cycles>777</meta:editing-cycles>
    <meta:generator>OpenOffice/4.1.2$Win32 OpenOffice.org_project/412m3$Build-9782</meta:generator>
    <meta:document-statistic meta:table-count="0" meta:image-count="0" meta:object-count="0" meta:page-count="35" meta:paragraph-count="890" meta:word-count="11179" meta:character-count="56151"/>
  </office:meta>
</office:document-meta>
</file>